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Pipes and Redirection</text:p>
          </draw:text-box>
        </draw:frame>
        <draw:frame draw:style-name="TransBox" svg:width="31.8700cm" svg:height="3.5000cm" svg:x="1.0000cm" svg:y="8.8000cm">
          <draw:text-box>
            <text:p text:style-name="PBody">Pipes and redirection let you combine simple commands into powerful workflows. This is one of the most useful concepts in Linux. Output redirection Input redirection</text:p>
          </draw:text-box>
        </draw:frame>
        <draw:frame draw:style-name="TransBox" svg:width="31.8700cm" svg:height="1.0000cm" svg:x="1.0000cm" svg:y="17.8000cm">
          <draw:text-box>
            <text:p text:style-name="PFooter">02-foundations/03-pipes-redirection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utput redirection</text:p>
            <text:p text:style-name="PBullet">▶  Input redirection</text:p>
            <text:p text:style-name="PBullet">▶  Pipes — |</text:p>
            <text:p text:style-name="PBullet">▶  Useful commands for pipes</text:p>
            <text:p text:style-name="PBullet">▶  Here-strings and here-documen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utput redirection</text:p>
          </draw:text-box>
        </draw:frame>
        <draw:frame draw:style-name="CodeBox" svg:width="31.8700cm" svg:height="13.5500cm" svg:x="1.0000cm" svg:y="4.0000cm">
          <draw:text-box>
            <text:p text:style-name="PCode"># Write stdout to a file (overwrites)
ls -l /etc &gt; /tmp/etc-listing.txt

# Append stdout to a file
echo "new line" &gt;&gt; /tmp/myfile.txt

# Discard output
sudo dnf upgrade -y &gt; /dev/null

# Redirect stderr (error output) to a file
ls /nonexistent 2&gt; /tmp/errors.txt

# Redirect both stdout and stderr to the same file
sudo dnf upgrade -y &gt; /tmp/upgrade.log 2&gt;&amp;1
… (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put redirection</text:p>
          </draw:text-box>
        </draw:frame>
        <draw:frame draw:style-name="CodeBox" svg:width="31.8700cm" svg:height="13.5500cm" svg:x="1.0000cm" svg:y="4.0000cm">
          <draw:text-box>
            <text:p text:style-name="PCode"># Feed a file as input to a command
sort &lt; /etc/passw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ipes — |</text:p>
          </draw:text-box>
        </draw:frame>
        <draw:frame draw:style-name="TransBox" svg:width="15.7350cm" svg:height="13.5500cm" svg:x="1.0000cm" svg:y="4.0000cm">
          <draw:text-box>
            <text:p text:style-name="PBullet">• A pipe sends the output of one command as the input to the next.</text:p>
            <text:p text:style-name="PBullet">• 💡 Think of pipes as assembly lines</text:p>
            <text:p text:style-name="PBullet">• Each command does one small job. Pipes chain them together.</text:p>
            <text:p text:style-name="PBullet">• The UNIX philosophy: do one thing well.</text:p>
          </draw:text-box>
        </draw:frame>
        <draw:frame draw:style-name="CodeBox" svg:width="15.7350cm" svg:height="13.5500cm" svg:x="17.1350cm" svg:y="4.0000cm">
          <draw:text-box>
            <text:p text:style-name="PCode"># Count lines in a directory listing
ls /etc | wc -l

# Find errors in a log
cat /var/log/messages | grep -i error

# Page through long output
systemctl list-units | less

# Combine multiple pipes
cat /var/log/secure | grep "Failed" | wc -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ere-strings and here-documents</text:p>
          </draw:text-box>
        </draw:frame>
        <draw:frame draw:style-name="CodeBox" svg:width="31.8700cm" svg:height="13.5500cm" svg:x="1.0000cm" svg:y="4.0000cm">
          <draw:text-box>
            <text:p text:style-name="PCode"># Feed a string as stdin
grep "root" &lt;&lt;&lt; "root:x:0:0:root:/root:/bin/bash"

# Feed a multi-line block as stdin (heredoc)
cat &lt;&lt;EOF
Line one
Line two
EO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ipes and Redirection</text:p>
          </draw:text-box>
        </draw:frame>
        <draw:frame draw:style-name="TransBox" svg:width="31.8700cm" svg:height="13.5500cm" svg:x="1.0000cm" svg:y="4.0000cm">
          <draw:text-box>
            <text:p text:style-name="PBullet">✓  Output redirection</text:p>
            <text:p text:style-name="PBullet">✓  Input redirection</text:p>
            <text:p text:style-name="PBullet">✓  Pipes — |: A pipe sends the output of one command as the input to the next.</text:p>
            <text:p text:style-name="PBullet">✓  Here-strings and here-documen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